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break-before="page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0in" svg:y="-0.98403in" svg:width="6.27222in" svg:height="1.25347in" draw:z-index="251659264" draw:id="id0" draw:style-name="a0" draw:name="Rectangle 1" text:anchor-type="paragraph"><svg:title/><svg:desc/><text:p text:style-name="P2">BANNIERE<text:tab/></text:p><draw:enhanced-geometry draw:type="non-primitive" svg:viewBox="0 0 21600 21600" draw:enhanced-path="M 0 0 L 21600 0 21600 21600 0 21600 Z N"/></draw:custom-shape><draw:custom-shape svg:x="0in" svg:y="5.50851in" svg:width="1.07639in" svg:height="0.3875in" draw:z-index="251665408" draw:id="id1" draw:style-name="a1" draw:name="Rectangle 6" text:anchor-type="paragraph"><svg:title/><svg:desc/><text:p text:style-name="P3"/><draw:enhanced-geometry draw:type="non-primitive" svg:viewBox="0 0 21600 21600" draw:enhanced-path="M 0 0 L 21600 0 21600 21600 0 21600 Z N"/></draw:custom-shape><draw:custom-shape svg:x="0in" svg:y="3.74732in" svg:width="6.27083in" svg:height="1.43264in" draw:z-index="251660288" draw:id="id2" draw:style-name="a2" draw:name="Rectangle 2" text:anchor-type="paragraph"><svg:title/><svg:desc/><text:p text:style-name="P4">SYNOPSiS</text:p><draw:enhanced-geometry draw:type="non-primitive" svg:viewBox="0 0 21600 21600" draw:enhanced-path="M 0 0 L 21600 0 21600 21600 0 21600 Z N"/></draw:custom-shape><draw:custom-shape svg:x="0in" svg:y="1.65776in" svg:width="6.27222in" svg:height="1.58194in" draw:z-index="251658239" draw:id="id3" draw:style-name="a3" draw:name="Rectangle 5" text:anchor-type="paragraph"><svg:title/><svg:desc/><text:p text:style-name="P5">IMAGE NON CONTRACTUELLE</text:p><draw:enhanced-geometry draw:type="non-primitive" svg:viewBox="0 0 21600 21600" draw:enhanced-path="M 0 0 L 21600 0 21600 21600 0 21600 Z N"/></draw:custom-shape><draw:custom-shape svg:x="0in" svg:y="0.55275in" svg:width="6.25625in" svg:height="0.59653in" draw:z-index="251661312" draw:id="id4" draw:style-name="a4" draw:name="Rectangle 4" text:anchor-type="paragraph"><svg:title/><svg:desc/><text:p text:style-name="P6">BARRE NAVIGATION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/>
      <text:p text:style-name="Normal"><draw:custom-shape svg:x="0in" svg:y="4.20972in" svg:width="6.27222in" svg:height="0.47708in" draw:z-index="251673600" draw:id="id5" draw:style-name="a5" draw:name="Rectangle 12" text:anchor-type="paragraph"><svg:title/><svg:desc/><text:p text:style-name="P8">Perso1<text:tab/></text:p><draw:enhanced-geometry draw:type="non-primitive" svg:viewBox="0 0 21600 21600" draw:enhanced-path="M 0 0 L 21600 0 21600 21600 0 21600 Z N"/></draw:custom-shape><draw:custom-shape svg:x="0in" svg:y="3.35869in" svg:width="6.27222in" svg:height="0.61111in" draw:z-index="251681792" draw:id="id6" draw:style-name="a6" draw:name="Rectangle 16" text:anchor-type="paragraph"><svg:title/><svg:desc/><text:p text:style-name="P9">Perso1<text:tab/></text:p><draw:enhanced-geometry draw:type="non-primitive" svg:viewBox="0 0 21600 21600" draw:enhanced-path="M 0 0 L 21600 0 21600 21600 0 21600 Z N"/></draw:custom-shape><draw:custom-shape svg:x="0.16472in" svg:y="8.01529in" svg:width="6.27222in" svg:height="0.49167in" draw:z-index="251689984" draw:id="id7" draw:style-name="a7" draw:name="Rectangle 20" text:anchor-type="paragraph"><svg:title/><svg:desc/><text:p text:style-name="P10">Perso1<text:tab/></text:p><draw:enhanced-geometry draw:type="non-primitive" svg:viewBox="0 0 21600 21600" draw:enhanced-path="M 0 0 L 21600 0 21600 21600 0 21600 Z N"/></draw:custom-shape><draw:custom-shape svg:x="0.21in" svg:y="9.18015in" svg:width="6.27222in" svg:height="0.47708in" draw:z-index="251683840" draw:id="id8" draw:style-name="a8" draw:name="Rectangle 17" text:anchor-type="paragraph"><svg:title/><svg:desc/><text:p text:style-name="P11">Perso1<text:tab/></text:p><draw:enhanced-geometry draw:type="non-primitive" svg:viewBox="0 0 21600 21600" draw:enhanced-path="M 0 0 L 21600 0 21600 21600 0 21600 Z N"/></draw:custom-shape><draw:custom-shape svg:x="0.35883in" svg:y="7.1502in" svg:width="6.27222in" svg:height="0.61111in" draw:z-index="251687936" draw:id="id9" draw:style-name="a9" draw:name="Rectangle 19" text:anchor-type="paragraph"><svg:title/><svg:desc/><text:p text:style-name="P12">Perso1<text:tab/></text:p><draw:enhanced-geometry draw:type="non-primitive" svg:viewBox="0 0 21600 21600" draw:enhanced-path="M 0 0 L 21600 0 21600 21600 0 21600 Z N"/></draw:custom-shape><draw:custom-shape svg:x="0.284in" svg:y="6.43355in" svg:width="6.27222in" svg:height="0.47708in" draw:z-index="251679744" draw:id="id10" draw:style-name="a10" draw:name="Rectangle 15" text:anchor-type="paragraph"><svg:title/><svg:desc/><text:p text:style-name="P13">Perso1<text:tab/></text:p><draw:enhanced-geometry draw:type="non-primitive" svg:viewBox="0 0 21600 21600" draw:enhanced-path="M 0 0 L 21600 0 21600 21600 0 21600 Z N"/></draw:custom-shape><draw:custom-shape svg:x="0.20946in" svg:y="5.82171in" svg:width="6.27222in" svg:height="0.46181in" draw:z-index="251685888" draw:id="id11" draw:style-name="a11" draw:name="Rectangle 18" text:anchor-type="paragraph"><svg:title/><svg:desc/><text:p text:style-name="P14">Perso1<text:tab/></text:p><draw:enhanced-geometry draw:type="non-primitive" svg:viewBox="0 0 21600 21600" draw:enhanced-path="M 0 0 L 21600 0 21600 21600 0 21600 Z N"/></draw:custom-shape><draw:custom-shape svg:x="0.10488in" svg:y="4.98573in" svg:width="6.27222in" svg:height="0.49167in" draw:z-index="251675648" draw:id="id12" draw:style-name="a12" draw:name="Rectangle 13" text:anchor-type="paragraph"><svg:title/><svg:desc/><text:p text:style-name="P15">Perso1<text:tab/></text:p><draw:enhanced-geometry draw:type="non-primitive" svg:viewBox="0 0 21600 21600" draw:enhanced-path="M 0 0 L 21600 0 21600 21600 0 21600 Z N"/></draw:custom-shape><draw:custom-shape svg:x="0in" svg:y="1.83687in" svg:width="6.17847in" svg:height="1.25347in" draw:z-index="251671552" draw:id="id13" draw:style-name="a13" draw:name="Rectangle 11" text:anchor-type="paragraph"><svg:title/><svg:desc/><text:p text:style-name="P16">Photos nav personnages<text:tab/></text:p><draw:enhanced-geometry draw:type="non-primitive" svg:viewBox="0 0 21600 21600" draw:enhanced-path="M 0 0 L 21600 0 21600 21600 0 21600 Z N"/></draw:custom-shape><draw:custom-shape svg:x="-0.04373in" svg:y="0.62686in" svg:width="6.25625in" svg:height="0.59653in" draw:z-index="251669504" draw:id="id14" draw:style-name="a14" draw:name="Rectangle 10" text:anchor-type="paragraph"><svg:title/><svg:desc/><text:p text:style-name="P17">BARRE NAVIGATION<text:s/></text:p><draw:enhanced-geometry draw:type="non-primitive" svg:viewBox="0 0 21600 21600" draw:enhanced-path="M 0 0 L 21600 0 21600 21600 0 21600 Z N"/></draw:custom-shape><draw:custom-shape svg:x="-0.0597in" svg:y="-0.8806in" svg:width="6.27222in" svg:height="1.25347in" draw:z-index="251667456" draw:id="id15" draw:style-name="a15" draw:name="Rectangle 9" text:anchor-type="paragraph"><svg:title/><svg:desc/><text:p text:style-name="P18">BANNIERE<text:tab/>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11-20T13:07:00Z</meta:creation-date>
    <dc:date>2020-11-20T13:58:00Z</dc:date>
    <meta:template xlink:href="Normal.dotm" xlink:type="simple"/>
    <meta:editing-cycles>2</meta:editing-cycles>
    <meta:editing-duration>PT3060S</meta:editing-duration>
    <meta:document-statistic meta:page-count="1" meta:paragraph-count="1" meta:word-count="6" meta:character-count="38" meta:row-count="1" meta:non-whitespace-character-count="33"/>
  </office:meta>
</office:document-meta>
</file>